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9cm" fo:min-width="0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57cm" svg:height="2.921cm" draw:transform="skewX (-0.00314159265358979) translate (15.651cm 3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6cm" svg:height="1.778cm" draw:transform="skewX (-0.00279252680319093) translate (16.742cm 2.0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cm" svg:height="3.048cm" draw:transform="skewX (-0.00296705972839036) translate (9.767cm 2.555cm)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9.1273538992887cm 1.195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custom-shape draw:style-name="gr1" draw:text-style-name="P1" draw:layer="layout" svg:width="4.445cm" svg:height="4.572cm" draw:transform="skewX (-0.00314159265358979) translate (1.501cm 1.7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2.01535389928873cm 1.195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custom-shape draw:style-name="gr1" draw:text-style-name="P1" draw:layer="layout" svg:width="2.28cm" svg:height="1.925cm" draw:transform="skewX (-0.00296705972839036) translate (15.083cm 2.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15.4583538992887cm 1.195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frame draw:style-name="gr3" draw:text-style-name="P3" draw:layer="layout" svg:width="5.861cm" svg:height="1.445cm" svg:x="1cm" svg:y="7.08cm">
          <draw:text-box>
            <text:p><text:span text:style-name="T1">Minimize blind spots</text:span></text:p>
            <text:p><text:span text:style-name="T1">But increases delusion</text:span></text:p>
          </draw:text-box>
        </draw:frame>
        <draw:frame draw:style-name="gr3" draw:text-style-name="P3" draw:layer="layout" svg:width="6.424cm" svg:height="1.445cm" svg:x="7.477cm" svg:y="7.016cm">
          <draw:text-box>
            <text:p><text:span text:style-name="T1">Minimize delusion</text:span></text:p>
            <text:p><text:span text:style-name="T1">But increases blind spots</text:span></text:p>
          </draw:text-box>
        </draw:frame>
        <draw:frame draw:style-name="gr4" draw:text-style-name="P3" draw:layer="layout" svg:width="5.842cm" svg:height="1.509cm" svg:x="14.208cm" svg:y="6.984cm">
          <draw:text-box>
            <text:p><text:span text:style-name="T1">Increase complexity</text:span></text:p>
            <text:p><text:span text:style-name="T1">Of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7:59:19.127742342</dc:date>
    <meta:editing-duration>PT58M29S</meta:editing-duration>
    <meta:editing-cycles>5</meta:editing-cycles>
    <meta:generator>LibreOffice/4.2.8.2$Linux_X86_64 LibreOffice_project/420m0$Build-2</meta:generator>
    <meta:document-statistic meta:object-count="11"/>
  </office:meta>
</office:document-meta>
</file>